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D200000047B3130D531A38854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2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1" fo:font-size="11pt" fo:font-weight="bold" officeooo:rsid="0021b98b" officeooo:paragraph-rsid="0021b98b" style:font-size-asian="10.5pt" style:font-weight-asian="bold" style:font-weight-complex="bold"/>
    </style:style>
    <style:style style:name="P2" style:family="paragraph" style:parent-style-name="Header">
      <style:paragraph-properties fo:line-height="115%">
        <style:tab-stops>
          <style:tab-stop style:position="3.5417in" style:type="center"/>
          <style:tab-stop style:position="6.6929in" style:type="right"/>
        </style:tab-stops>
      </style:paragraph-properties>
      <style:text-properties style:font-name="Arial1" officeooo:rsid="00146ea9" officeooo:paragraph-rsid="00146ea9"/>
    </style:style>
    <style:style style:name="P3" style:family="paragraph" style:parent-style-name="Header">
      <style:paragraph-properties fo:line-height="115%" fo:text-align="end" style:justify-single-word="false"/>
      <style:text-properties officeooo:paragraph-rsid="00146ea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0245503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02c24cc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Arial1" officeooo:rsid="001db9e4" officeooo:paragraph-rsid="001c88b1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1" fo:font-weight="bold" officeooo:rsid="00231bd8" officeooo:paragraph-rsid="00231bd8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Arial1" fo:font-weight="bold" officeooo:rsid="00245503" officeooo:paragraph-rsid="00245503" style:font-weight-asian="bold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Arial1" officeooo:rsid="00245503" officeooo:paragraph-rsid="00245503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Arial1" officeooo:rsid="00280f12" officeooo:paragraph-rsid="00280f12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1" fo:font-weight="normal" officeooo:rsid="00245503" officeooo:paragraph-rsid="00245503" style:font-weight-asian="normal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1" fo:font-weight="normal" officeooo:rsid="002b664b" officeooo:paragraph-rsid="002c24cc" style:font-weight-asian="normal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Arial1" style:text-underline-style="solid" style:text-underline-width="auto" style:text-underline-color="font-color" fo:font-weight="bold" officeooo:rsid="00245503" officeooo:paragraph-rsid="00245503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2a6099" style:font-name="Arial1" fo:font-size="10pt" officeooo:rsid="00245503" officeooo:paragraph-rsid="00245503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rsid="002b9b4f" officeooo:paragraph-rsid="002c27eb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1" fo:font-weight="normal" officeooo:rsid="002b664b" officeooo:paragraph-rsid="002c24cc" style:font-weight-asian="normal" style:font-weight-complex="normal"/>
    </style:style>
    <style:style style:name="P18" style:family="paragraph" style:parent-style-name="Standard" style:list-style-name="L1">
      <style:paragraph-properties fo:margin-top="0in" fo:margin-bottom="0in" loext:contextual-spacing="false" fo:line-height="100%"/>
      <style:text-properties style:font-name="Arial1" fo:font-weight="normal" officeooo:rsid="00245503" officeooo:paragraph-rsid="00245503" style:font-weight-asian="normal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officeooo:paragraph-rsid="001c88b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officeooo:paragraph-rsid="00245503"/>
    </style:style>
    <style:style style:name="P21" style:family="paragraph">
      <loext:graphic-properties draw:fill="none" draw:fill-color="#99ccff"/>
      <style:paragraph-properties fo:margin-left="0in" fo:margin-right="0in" fo:margin-top="0in" fo:margin-bottom="0in" fo:line-height="100%" fo:text-align="center" fo:text-indent="0in" style:punctuation-wrap="hanging" style:line-break="strict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font-name="Arial1" officeooo:rsid="00146ea9"/>
    </style:style>
    <style:style style:name="T2" style:family="text">
      <style:text-properties style:font-name="Arial1" fo:font-size="11pt" officeooo:rsid="0021b98b" style:font-size-asian="10.5pt"/>
    </style:style>
    <style:style style:name="T3" style:family="text">
      <style:text-properties style:font-name="Arial1" fo:font-size="11pt" officeooo:rsid="003043bc" style:font-size-asian="10.5pt"/>
    </style:style>
    <style:style style:name="T4" style:family="text">
      <style:text-properties style:font-name="Arial1" fo:font-size="11pt" officeooo:rsid="0030b54b" style:font-size-asian="10.5pt"/>
    </style:style>
    <style:style style:name="T5" style:family="text">
      <style:text-properties style:font-name="Arial1" fo:font-size="11pt" officeooo:rsid="0030e3e1" style:font-size-asian="10.5pt"/>
    </style:style>
    <style:style style:name="T6" style:family="text">
      <style:text-properties style:font-name="Arial1" fo:font-size="11pt" officeooo:rsid="003259ec" style:font-size-asian="10.5pt"/>
    </style:style>
    <style:style style:name="T7" style:family="text">
      <style:text-properties style:font-name="Arial1" fo:font-size="11pt" fo:font-weight="normal" officeooo:rsid="0029172c" style:font-size-asian="10.5pt" style:font-weight-asian="normal" style:font-weight-complex="normal"/>
    </style:style>
    <style:style style:name="T8" style:family="text">
      <style:text-properties style:font-name="Arial1" fo:font-size="11pt" fo:font-weight="normal" officeooo:rsid="002a0ffb" style:font-size-asian="10.5pt" style:font-weight-asian="normal" style:font-weight-complex="normal"/>
    </style:style>
    <style:style style:name="T9" style:family="text">
      <style:text-properties style:font-name="Arial1" fo:font-size="11pt" fo:font-weight="normal" officeooo:rsid="002c24cc" style:font-size-asian="10.5pt" style:font-weight-asian="normal" style:font-weight-complex="normal"/>
    </style:style>
    <style:style style:name="T10" style:family="text">
      <style:text-properties style:font-name="Arial1" officeooo:rsid="001ab199"/>
    </style:style>
    <style:style style:name="T11" style:family="text">
      <style:text-properties style:font-name="Arial1" fo:font-weight="normal" officeooo:rsid="00245503" style:font-weight-asian="normal" style:font-weight-complex="normal"/>
    </style:style>
    <style:style style:name="T12" style:family="text">
      <style:text-properties style:font-name="Arial1" fo:font-weight="normal" officeooo:rsid="002a0ffb" style:font-weight-asian="normal" style:font-weight-complex="normal"/>
    </style:style>
    <style:style style:name="T13" style:family="text">
      <style:text-properties style:font-name="Arial1" fo:font-weight="normal" officeooo:rsid="002b664b" style:font-weight-asian="normal" style:font-weight-complex="normal"/>
    </style:style>
    <style:style style:name="T14" style:family="text">
      <style:text-properties style:font-name="Arial1" fo:font-weight="normal" officeooo:rsid="002c24cc" style:font-weight-asian="normal" style:font-weight-complex="normal"/>
    </style:style>
    <style:style style:name="T15" style:family="text">
      <style:text-properties style:font-name="Arial1" fo:font-weight="normal" officeooo:rsid="002c27eb" style:font-weight-asian="normal" style:font-weight-complex="normal"/>
    </style:style>
    <style:style style:name="T16" style:family="text">
      <style:text-properties style:font-name="Arial1" officeooo:rsid="003043bc"/>
    </style:style>
    <style:style style:name="T17" style:family="text">
      <style:text-properties style:font-name="Arial1" officeooo:rsid="001db9e4"/>
    </style:style>
    <style:style style:name="T18" style:family="text">
      <style:text-properties style:font-name="Arial1" officeooo:rsid="00231bd8"/>
    </style:style>
    <style:style style:name="T19" style:family="text">
      <style:text-properties style:font-name="Arial1" officeooo:rsid="00245503"/>
    </style:style>
    <style:style style:name="T20" style:family="text">
      <style:text-properties style:font-name="Arial1" officeooo:rsid="0030b54b"/>
    </style:style>
    <style:style style:name="T21" style:family="text">
      <style:text-properties style:font-name="Arial1" officeooo:rsid="00280f12"/>
    </style:style>
    <style:style style:name="T22" style:family="text">
      <style:text-properties style:font-name="Arial1" officeooo:rsid="003259e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31bd8"/>
    </style:style>
    <style:style style:name="T25" style:family="text">
      <style:text-properties officeooo:rsid="00261fd3"/>
    </style:style>
    <style:style style:name="T26" style:family="text">
      <style:text-properties officeooo:rsid="00280f12"/>
    </style:style>
    <style:style style:name="T27" style:family="text">
      <style:text-properties officeooo:rsid="002a0ffb"/>
    </style:style>
    <style:style style:name="T28" style:family="text">
      <style:text-properties officeooo:rsid="003043bc"/>
    </style:style>
    <style:style style:name="T29" style:family="text">
      <style:text-properties officeooo:rsid="0030b54b"/>
    </style:style>
    <style:style style:name="T30" style:family="text">
      <style:text-properties officeooo:rsid="0030e3e1"/>
    </style:style>
    <style:style style:name="T31" style:family="text">
      <style:text-properties officeooo:rsid="003259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NUNCIADO</text:p>
      <text:p text:style-name="P7"/>
      <text:p text:style-name="P6"><text:span text:style-name="T13">Esta actividad representa el </text:span><text:span text:style-name="T9">7</text:span><text:span text:style-name="T13">5% de la calificación de la UD4</text:span><text:span text:style-name="T14">, 25% por cada una de las partes abajo detalladas</text:span><text:span text:style-name="T13">.</text:span></text:p>
      <text:p text:style-name="P13"/>
      <text:p text:style-name="P16"><text:span text:style-name="T13">Se descontará 0.5 puntos por cada error o estilo no reproducido</text:span><text:span text:style-name="T15"> (en cada una de las partes)</text:span><text:span text:style-name="T13">, y para que se pueda corregir la parte de CSS, la parte de HTML deberá estar completa (prerrequisito para evaluar el CSS).</text:span><text:span text:style-name="T15"> Se calculará cada parte de las 3 sobre 10 puntos, y después se ponderará cada parte según el 25% antes mencionado.</text:span></text:p>
      <text:p text:style-name="P13"/>
      <text:p text:style-name="P19"><text:span text:style-name="T3">Se realizará</text:span><text:span text:style-name="T17"> un pequeño sitio web compuesto por 3 páginas que estarán vinculadas entre sí</text:span><text:span text:style-name="T18"> </text:span><text:span text:style-name="T17">mediante un menú de navegación.</text:span></text:p>
      <text:p text:style-name="P7"/>
      <text:p text:style-name="P7">El sitio web constará de 3 archivos HTML ( respuestas.html , television.html<text:span text:style-name="T24"> </text:span>, adobe.html ), un único archivo CSS ( estilos.css ) y una carpeta ( img ) que<text:span text:style-name="T24"> </text:span>contendrá los archivos de imagen necesarios.</text:p>
      <text:p text:style-name="P7"/>
      <text:p text:style-name="P7">Cada página del sitio deberá tener un título único, que describa de forma adecuada su<text:span text:style-name="T24"> </text:span>contenido.</text:p>
      <text:p text:style-name="P7"/>
      <text:p text:style-name="P7">Para crear los documentos, deben utilizarse las mejores técnicas de marcado explicadas<text:span text:style-name="T24"> </text:span>en el material de la asignatura.</text:p>
      <text:p text:style-name="P7"/>
      <text:p text:style-name="P7">Así, se deben marcar correctamente las listas, enlaces, los elementos span , los elementos<text:span text:style-name="T24"> </text:span>div y las imágenes, y deben usarse clases e ids, donde corresponda, de la manera más<text:span text:style-name="T24"> </text:span>semántica posible.</text:p>
      <text:p text:style-name="P7"/>
      <text:p text:style-name="P10">La tarea consta de tres partes:</text:p>
      <text:p text:style-name="P10"/>
      <text:p text:style-name="P9">LISTAS DE DEFINICIÓN</text:p>
      <text:p text:style-name="P10"/>
      <text:p text:style-name="P11">Nombre del archivo: respuestas.html</text:p>
      <text:p text:style-name="P11"/>
      <text:p text:style-name="P10">Utilizando listas de definición tienes que dar respuesta a las siguientes preguntas:</text:p>
      <text:p text:style-name="P10"/>
      <text:p text:style-name="P10"><text:span text:style-name="T23">Pregunta 1</text:span>- . ¿Cuándo decimos que una interfaz de usuario es accesible? Pon un<text:span text:style-name="T25"> </text:span>ejemplo de una interfaz no accesible e indica los cambios que habría que realizarle para<text:span text:style-name="T25"> </text:span>que sí lo sea.</text:p>
      <text:p text:style-name="P10"/>
      <text:p text:style-name="P10"><text:span text:style-name="T23">Pregunta 2-</text:span> .¿Puede tener sentido cambiar el valor por defecto de la propiedad<text:span text:style-name="T25"> </text:span>display para un elemento? Pon algún ejemplo de ello.</text:p>
      <text:p text:style-name="P10"/>
      <text:p text:style-name="P10"><text:span text:style-name="T23">Pregunta 3- </text:span>. Al validar una de nuestras páginas obtenemos este mensaje de error:<text:span text:style-name="T25"> </text:span>required attribute “alt” not specified. ¿Qué nos está indicando este<text:span text:style-name="T25"> </text:span>error de validación? ¿Es un error importante? Muestra con un ejemplo cómo podemos<text:span text:style-name="T25"> </text:span>solucionarlo</text:p>
      <text:p text:style-name="P10"/>
      <text:p text:style-name="P10"><text:span text:style-name="T23">Pregunta 4-</text:span> . ¿Para qué se utilizan las propiedades max-width y max-height ? Ilustra<text:span text:style-name="T25"> </text:span>tu explicación con un ejemplo.</text:p>
      <text:p text:style-name="P10"/>
      <text:p text:style-name="P10"><text:span text:style-name="T23">Pregunta 5- </text:span>. Imagina que tenemos un párrafo incluido dentro de un div , a los que<text:span text:style-name="T25"> </text:span>damos formato con el siguiente código CSS. ¿Cuál será la anchura computada para el<text:span text:style-name="T25"> </text:span>párrafo? Muestra los cálculos realizados para obtenerla.</text:p>
      <text:p text:style-name="P10"><text:soft-page-break/></text:p>
      <text:p text:style-name="P10"/>
      <text:p text:style-name="P5"><text:span text:style-name="T19">Partirás del siguiente </text:span><text:span text:style-name="T4">CSS que no deberás </text:span><text:span text:style-name="T5">alterar (sí ampliar)</text:span><text:span text:style-name="T19">:</text:span></text:p>
      <text:p text:style-name="P15">div{</text:p>
      <text:p text:style-name="P15"><text:tab/>width:600px;</text:p>
      <text:p text:style-name="P15"><text:tab/>border:5px solid black;</text:p>
      <text:p text:style-name="P15">} </text:p>
      <text:p text:style-name="P15">p{</text:p>
      <text:p text:style-name="P15"><text:tab/>margin:15%;</text:p>
      <text:p text:style-name="P15"><text:tab/>padding:10%;</text:p>
      <text:p text:style-name="P15">}</text:p>
      <text:p text:style-name="P10"/>
      <text:p text:style-name="P9">LISTAS ORDENADAS, NO ORDENADAS Y ENLACES</text:p>
      <text:p text:style-name="P10"/>
      <text:p text:style-name="P10">Nombre del archivo: adobe.html</text:p>
      <text:p text:style-name="P10"/>
      <text:p text:style-name="P5"><text:span text:style-name="T19">Tienes que reproducir la estructura de la lista que encontrarás en el archivo adobe.jpg</text:span><text:span text:style-name="T21"> </text:span><text:span text:style-name="T19">. Para copiar y pegar el texto cómodamente, </text:span><text:span text:style-name="T6">está disponible</text:span><text:span text:style-name="T19"> también el archivo</text:span><text:span text:style-name="T21"> </text:span><text:span text:style-name="T19">adobe.rtf . El aspecto del listado resultante debe parecerse al modelo. Las imágenes</text:span><text:span text:style-name="T21"> </text:span><text:span text:style-name="T19">necesarias para cambiar los picos por defecto de las listas ( creativecloud.png ,</text:span><text:span text:style-name="T21"> </text:span><text:span text:style-name="T19">documentcloud.png y marketingcloud.png ) se adjuntan con este enunciado.</text:span></text:p>
      <text:p text:style-name="P10"/>
      <text:p text:style-name="P10">Se debe poder enlazar con los diversos sitios web que se mencionan. Tienes una lista de<text:span text:style-name="T26"> </text:span>los enlaces en el archivo url_adobe.rtf .</text:p>
      <text:p text:style-name="P10"/>
      <text:p text:style-name="P10">Tienes que modificar el aspecto por defecto con el que el navegador muestra los enlaces.<text:span text:style-name="T26"> </text:span>Por defecto deben ser de color rojo. Cuando el usuario pase el puntero del ratón por</text:p>
      <text:p text:style-name="P10">encima del enlace, cambia el color del texto a blanco y se muestra tachado.</text:p>
      <text:p text:style-name="P10"/>
      <text:p text:style-name="P9">EL MODELO DE CAJA, IMÁGENES, LISTAS Y ENLACES</text:p>
      <text:p text:style-name="P9"/>
      <text:p text:style-name="P12">Nombre del archivo: television.html</text:p>
      <text:p text:style-name="P12"/>
      <text:p text:style-name="P5"><text:span text:style-name="T11">Deberás reproducir con la máxima fidelidad posible el documento que ves en</text:span><text:span text:style-name="T12"> </text:span><text:span text:style-name="T11">television.jpg . Para copiar y pegar el texto cómodamente </text:span><text:span text:style-name="T8">se entrega</text:span><text:span text:style-name="T11"> también el</text:span><text:span text:style-name="T12"> </text:span><text:span text:style-name="T11">archivo television.rtf . </text:span><text:span text:style-name="T12">Se adjunta</text:span><text:span text:style-name="T11"> también las imágenes del artículo.</text:span></text:p>
      <text:p text:style-name="P12"/>
      <text:p text:style-name="P12">Dispones del archivo url_television.rtf con la lista de los enlaces del artículo.</text:p>
      <text:p text:style-name="P12"/>
      <text:p text:style-name="P12"/>
      <text:p text:style-name="P14">Condiciones a tener en cuenta en la maquetación del documento:</text:p>
      <text:p text:style-name="P12"/>
      <text:list xml:id="list4072118600" text:style-name="L1">
        <text:list-item>
          <text:p text:style-name="P18">Tipos de fuentes: no es necesario usar las mismas tipografías, pero sí respetar que el título<text:span text:style-name="T27"> </text:span>está hecho con una tipografía de tipo sans serif, mientras que el resto de texto utiliza una<text:span text:style-name="T27"> </text:span>tipografía serif.</text:p>
          <text:p text:style-name="P18"/>
        </text:list-item>
        <text:list-item>
          <text:p text:style-name="P18">Tamaño y colores de la letra: hay que hacer los cambios de color y tamaño de los textos<text:span text:style-name="T27"> </text:span>de cada<text:span text:style-name="T27"> </text:span>parte del documento, imitando las proporciones del modelo.</text:p>
          <text:p text:style-name="P18"/>
        </text:list-item>
        <text:list-item>
          <text:p text:style-name="P18">Se debe respetar el alineamiento del texto.</text:p>
          <text:p text:style-name="P18"/>
        </text:list-item>
        <text:list-item>
          <text:p text:style-name="P18"><text:soft-page-break/>La lista: debe tener el mismo pico que ves en el modelo.</text:p>
          <text:p text:style-name="P18"/>
        </text:list-item>
        <text:list-item>
          <text:p text:style-name="P18">Elementos semánticos: marca convenientemente las citas, abreviaturas, palabras en<text:span text:style-name="T27"> </text:span>idioma distinto al del documento, etc. y, en su caso, modifica el formato que presentan<text:span text:style-name="T27"> </text:span>por defecto.</text:p>
          <text:p text:style-name="P18"/>
        </text:list-item>
        <text:list-item>
          <text:p text:style-name="P18">Enlaces: los enlaces externos que se encuentran dentro del texto deben funcionar<text:span text:style-name="T27"> </text:span>correctamente. Modifica el aspecto por defecto de los enlaces tal como se muestra en la<text:span text:style-name="T27"> </text:span>captura.</text:p>
          <text:p text:style-name="P18"/>
        </text:list-item>
        <text:list-item>
          <text:p text:style-name="P18">Imágenes: considera la forma en que presentarás las imágenes en el documento en<text:span text:style-name="T27"> </text:span>función de su valor. Tienes que tener en cuenta también su posicionamiento.</text:p>
          <text:p text:style-name="P18"/>
        </text:list-item>
        <text:list-item>
          <text:p text:style-name="P18">Composición: no es necesario que la anchura del texto en pantalla tenga exactamente<text:span text:style-name="T27"> </text:span>el mismo tamaño que la del modelo, si bien se ha de conseguir que sea legible y que el<text:span text:style-name="T27"> </text:span>artículo aparezca centrado en la ventana del navegador.</text:p>
          <text:p text:style-name="P18"/>
        </text:list-item>
        <text:list-item>
          <text:p text:style-name="P18">Cajas especiales: tienes que conseguir que las cajas que contienen las fotografías tengan<text:span text:style-name="T27"> </text:span>anchuras, márgenes, relleno y bordes que las hagan parecidos al documento modelo.</text:p>
        </text:list-item>
      </text:list>
      <text:p text:style-name="P12"/>
      <text:p text:style-name="P14">Creación de un menú de navegación</text:p>
      <text:p text:style-name="P12"/>
      <text:p text:style-name="P5"><text:span text:style-name="T11">Las tres páginas de la </text:span><text:span text:style-name="T7">actividad</text:span><text:span text:style-name="T11"> deben estar enlazadas por un menú de navegación que deberá</text:span><text:span text:style-name="T12"> </text:span><text:span text:style-name="T11">estar situado en la parte superior de cada página. Hay que construirlo con una lista no</text:span><text:span text:style-name="T12"> </text:span><text:span text:style-name="T11">ordenada convenientemente modificada con CSS para que los elementos del menú</text:span><text:span text:style-name="T12"> </text:span><text:span text:style-name="T11">aparezcan uno al lado del otr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2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style:font-name="Arial" fo:font-family="Arial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1" fo:font-size="11pt" fo:font-weight="bold" officeooo:rsid="0021b98b" officeooo:paragraph-rsid="0021b98b" style:font-size-asian="10.5pt" style:font-weight-asian="bold" style:font-weight-complex="bold"/>
    </style:style>
    <style:style style:name="MP2" style:family="paragraph">
      <loext:graphic-properties draw:fill="none" draw:fill-color="#99ccff"/>
      <style:paragraph-properties fo:margin-left="0in" fo:margin-right="0in" fo:margin-top="0in" fo:margin-bottom="0in" fo:line-height="100%" fo:text-align="center" fo:text-indent="0in" style:punctuation-wrap="hanging" style:line-break="strict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MP3" style:family="paragraph" style:parent-style-name="Header">
      <style:paragraph-properties fo:line-height="115%" fo:text-align="end" style:justify-single-word="false"/>
      <style:text-properties officeooo:paragraph-rsid="00146ea9"/>
    </style:style>
    <style:style style:name="MP4" style:family="paragraph" style:parent-style-name="Header">
      <style:paragraph-properties fo:line-height="115%">
        <style:tab-stops>
          <style:tab-stop style:position="3.5417in" style:type="center"/>
          <style:tab-stop style:position="6.6929in" style:type="right"/>
        </style:tab-stops>
      </style:paragraph-properties>
      <style:text-properties style:font-name="Arial1" officeooo:rsid="00146ea9" officeooo:paragraph-rsid="00146ea9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Arial1" officeooo:rsid="00146ea9"/>
    </style:style>
    <style:style style:name="MT2" style:family="text">
      <style:text-properties style:font-name="Arial1" fo:font-size="11pt" officeooo:rsid="0021b98b" style:font-size-asian="10.5pt"/>
    </style:style>
    <style:style style:name="MT3" style:family="text">
      <style:text-properties style:font-name="Arial1" officeooo:rsid="001ab199"/>
    </style:style>
    <style:style style:name="M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2" draw:name="Forma2_0" draw:style-name="Mgr1" draw:text-style-name="MP2" svg:width="1.1705in" svg:height="0.3961in" svg:x="-0.0173in" svg:y="-0.1728in"><draw:image xlink:href="Pictures/10000000000000D200000047B3130D531A388548.png" xlink:type="simple" xlink:show="embed" xlink:actuate="onLoad" loext:mime-type="image/png"><text:p/></draw:image></draw:frame>LMSGI</text:p>
        <text:p text:style-name="MP3"><text:span text:style-name="MT1">Unidad</text:span><text:span text:style-name="MT2"> 4 </text:span><text:span text:style-name="MT1">– </text:span><text:span text:style-name="MT3">C</text:span><text:span text:style-name="MT2">SS</text:span></text:p>
        <text:p text:style-name="MP4"><text:s/><text:tab/><text:tab/></text:p>
      </style:header>
      <style:footer>
        <text:p text:style-name="MP5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21:30:45.914000000</meta:creation-date>
    <dc:date>2020-11-10T12:49:27.169474283</dc:date>
    <meta:editing-duration>PT1H22M1S</meta:editing-duration>
    <meta:editing-cycles>28</meta:editing-cycles>
    <meta:generator>LibreOffice/6.4.6.2$Linux_X86_64 LibreOffice_project/40$Build-2</meta:generator>
    <meta:document-statistic meta:table-count="0" meta:image-count="0" meta:object-count="0" meta:page-count="3" meta:paragraph-count="60" meta:word-count="911" meta:character-count="5412" meta:non-whitespace-character-count="4560"/>
  </office:meta>
</office:document-meta>
</file>